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08cm" fo:min-width="3.692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cc" draw:textarea-horizontal-align="justify" draw:textarea-vertical-align="middle" draw:auto-grow-height="false" fo:min-height="8.5cm" fo:min-width="4.25cm" fo:padding-top="0.142cm" fo:padding-bottom="0.142cm" fo:padding-left="0.267cm" fo:padding-right="0.267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4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6.05cm" fo:min-width="4.4cm"/>
    </style:style>
    <style:style style:name="gr7" style:family="graphic" style:parent-style-name="standard">
      <style:graphic-properties draw:fill="none" draw:textarea-vertical-align="middle" draw:auto-grow-height="false" fo:min-height="5.418cm" fo:min-width="8.768cm"/>
    </style:style>
    <style:style style:name="gr8" style:family="graphic" style:parent-style-name="standard">
      <style:graphic-properties draw:stroke="none" svg:stroke-color="#000000" draw:fill="none" draw:fill-color="#ffffff" fo:min-height="4.978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1.425cm"/>
    </style:style>
    <style:style style:name="gr10" style:family="graphic" style:parent-style-name="standard">
      <style:graphic-properties draw:stroke="none" svg:stroke-color="#000000" draw:fill="none" draw:fill-color="#ffffff" fo:min-height="5.15cm"/>
    </style:style>
    <style:style style:name="gr11" style:family="graphic" style:parent-style-name="standard">
      <style:graphic-properties svg:stroke-width="0.035cm" svg:stroke-color="#000000" draw:marker-start-width="0.304cm" draw:marker-end-width="0.304cm" draw:fill-color="#ffffcc" draw:textarea-horizontal-align="justify" draw:textarea-vertical-align="middle" draw:auto-grow-height="false" fo:min-height="8.5cm" fo:min-width="4.25cm" fo:padding-top="0.142cm" fo:padding-bottom="0.142cm" fo:padding-left="0.267cm" fo:padding-right="0.267cm" draw:shadow="visib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2.63cm" fo:min-width="8.98cm"/>
    </style:style>
    <style:style style:name="gr14" style:family="graphic" style:parent-style-name="standard">
      <style:graphic-properties draw:stroke="none" svg:stroke-color="#000000" draw:fill="none" draw:fill-color="#ffffff" fo:min-height="4.182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45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23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16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66cm" fo:min-width="3.744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608cm" fo:min-width="3.69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.7cm" svg:x="13.874cm" svg:y="7.8cm">
          <text:p text:style-name="P1"><text:s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cm" svg:height="2.7cm" svg:x="13.501cm" svg:y="8.001cm">
          <text:p text:style-name="P1"><text:s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3cm" svg:height="9.3cm" svg:x="2.3cm" svg:y="2.2cm">
          <text:p text:style-name="P1">InfoCollector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9cm" svg:height="2.6cm" svg:x="1.6cm" svg:y="14.2cm">
          <text:p text:style-name="P1">Estimato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9cm" svg:height="2.6cm" svg:x="9.5cm" svg:y="14.2cm">
          <text:p text:style-name="P1">DestGenereato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95cm" svg:y1="14.2cm" svg:x2="4.95cm" svg:y2="11.5cm" draw:start-shape="id1" draw:end-shape="id2" draw:end-glue-point="2" svg:d="M11950 14200v-1241h-7000v-1459" svg:viewBox="0 0 7001 2701">
          <text:p/>
        </draw:connector>
        <draw:connector draw:style-name="gr5" draw:text-style-name="P1" draw:layer="layout" svg:x1="4.05cm" svg:y1="14.2cm" svg:x2="4.95cm" svg:y2="11.5cm" draw:start-shape="id3" draw:start-glue-point="0" draw:end-shape="id2" svg:d="M4050 14200v-1241h900v-1459" svg:viewBox="0 0 901 2701">
          <text:p/>
        </draw:connector>
        <draw:custom-shape draw:style-name="gr6" draw:text-style-name="P1" xml:id="id4" draw:id="id4" draw:layer="layout" svg:width="4.9cm" svg:height="6.3cm" svg:x="1.6cm" svg:y="18.5cm">
          <text:p text:style-name="P1">Overflow: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9cm" svg:height="6.3cm" svg:x="8.9cm" svg:y="18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2cm" svg:height="5.228cm" svg:x="1.5cm" svg:y="20cm">
          <draw:text-box>
            <text:p text:style-name="P5"><text:span text:style-name="T1">for job in [condorJobs]:</text:span></text:p>
            <text:p text:style-name="P5"><text:span text:style-name="T1">do</text:span></text:p>
            <text:p text:style-name="P5"><text:span text:style-name="T1"><text:tab/></text:span><text:span text:style-name="T1">Estimate</text:span></text:p>
            <text:p text:style-name="P5"><text:span text:style-name="T1"><text:tab/></text:span><text:span text:style-name="T1">DestGenerate</text:span></text:p>
            <text:p text:style-name="P5"><text:span text:style-name="T1"><text:tab/></text:span><text:span text:style-name="T1">Create Route</text:span></text:p>
            <text:p text:style-name="P5"><text:span text:style-name="T1"><text:tab/></text:span><text:span text:style-name="T1">Cache Route</text:span></text:p>
            <text:p text:style-name="P5"><text:span text:style-name="T1">done</text:span><text:span text:style-name="T1"><text:tab/></text:span></text:p>
          </draw:text-box>
        </draw:frame>
        <draw:custom-shape draw:style-name="gr9" draw:text-style-name="P1" draw:layer="layout" svg:width="2.2cm" svg:height="1.4cm" svg:x="6.6cm" svg:y="2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1" draw:layer="layout" svg:x1="4.05cm" svg:y1="18.5cm" svg:x2="4.05cm" svg:y2="16.8cm" draw:start-shape="id4" draw:start-glue-point="0" draw:end-shape="id3" draw:end-glue-point="2" svg:d="M4050 18500v-1700" svg:viewBox="0 0 1 1701">
          <text:p/>
        </draw:connector>
        <draw:connector draw:style-name="gr5" draw:text-style-name="P1" draw:layer="layout" svg:x1="6.5cm" svg:y1="21.65cm" svg:x2="9.5cm" svg:y2="15.5cm" draw:start-shape="id4" draw:end-shape="id1" svg:d="M6500 21650h1500v-6150h1500" svg:viewBox="0 0 3001 6151">
          <text:p/>
        </draw:connector>
        <draw:frame draw:style-name="gr10" draw:text-style-name="P7" draw:layer="layout" svg:width="9.8cm" svg:height="9.494cm" svg:x="9.4cm" svg:y="18.706cm">
          <draw:text-box>
            <text:p><text:span text:style-name="T2">Condor job queue:</text:span></text:p>
            <text:p/>
            <text:p>13360670 5 1 cms173@cms</text:p>
            <text:p>13604180 5 1 cms1591@cms</text:p>
            <text:p>13611167 5 1 cms439@cms</text:p>
            <text:p>13618154 5 1 cms086@cms</text:p>
            <text:p>13653089 5 1 <text:a xlink:href="mailto:cms747@cms" xlink:type="simple">cms747@cms</text:a></text:p>
            <text:p>……….</text:p>
            <text:p/>
            <text:p/>
            <text:p/>
            <text:p/>
            <text:p/>
          </draw:text-box>
        </draw:frame>
        <draw:custom-shape draw:style-name="gr11" draw:text-style-name="P3" xml:id="id5" draw:id="id5" draw:layer="layout" svg:width="4.8cm" svg:height="2.4cm" svg:x="1.649cm" svg:y="25.6cm">
          <text:p text:style-name="P1">Configu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4" draw:layer="layout" svg:x1="6.7cm" svg:y1="26.8cm" svg:x2="8.8cm" svg:y2="26.8cm">
          <text:p/>
        </draw:line>
        <draw:g>
          <draw:custom-shape draw:style-name="gr13" draw:text-style-name="P4" draw:layer="layout" svg:width="9.8cm" svg:height="3.2cm" svg:x="8.9cm" svg:y="25.5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7" draw:layer="layout" svg:width="8.852cm" svg:height="4.432cm" svg:x="9.427cm" svg:y="25.568cm">
            <draw:text-box>
              <text:p><text:span text:style-name="T2">Con</text:span><text:span text:style-name="T2">dor </text:span><text:span text:style-name="T2">confi</text:span><text:span text:style-name="T2">g:</text:span></text:p>
              <text:p><text:span text:style-name="T2"/></text:p>
              <text:p><text:span text:style-name="T3">JAT_O</text:span><text:span text:style-name="T3">VERFL</text:span><text:span text:style-name="T3">OW_en</text:span><text:span text:style-name="T3">GeoRe</text:span><text:span text:style-name="T3">gs = ES</text:span></text:p>
              <text:p><text:span text:style-name="T3">JAT_O</text:span><text:span text:style-name="T3">VERFL</text:span><text:span text:style-name="T3">OW_m</text:span><text:span text:style-name="T3">axIdleTi</text:span><text:span text:style-name="T3">me = </text:span><text:span text:style-name="T3">30</text:span></text:p>
              <text:p><text:span text:style-name="T3">………</text:span><text:span text:style-name="T3">…</text:span></text:p>
              <text:p><text:span text:style-name="T3"/></text:p>
              <text:p><text:span text:style-name="T2"/></text:p>
            </draw:text-box>
          </draw:frame>
        </draw:g>
        <draw:frame draw:style-name="gr15" draw:text-style-name="P7" draw:layer="layout" svg:width="4.6cm" svg:height="0.996cm" svg:x="2.7cm" svg:y="7.804cm">
          <draw:text-box>
            <text:p>Internal cache </text:p>
          </draw:text-box>
        </draw:frame>
        <draw:frame draw:style-name="gr16" draw:text-style-name="P7" draw:layer="layout" svg:width="4.6cm" svg:height="1.707cm" svg:x="2.7cm" svg:y="9.293cm">
          <draw:text-box>
            <text:p>Internal interface </text:p>
          </draw:text-box>
        </draw:frame>
        <draw:connector draw:style-name="gr5" draw:text-style-name="P1" draw:layer="layout" svg:x1="4.05cm" svg:y1="24.8cm" svg:x2="4.049cm" svg:y2="25.6cm" draw:start-shape="id4" draw:start-glue-point="2" draw:end-shape="id5" draw:end-glue-point="0" svg:d="M4050 24800v392h-1v408" svg:viewBox="0 0 2 801">
          <text:p/>
        </draw:connector>
        <draw:frame draw:style-name="gr17" draw:text-style-name="P7" draw:layer="layout" svg:width="4.6cm" svg:height="1.7cm" svg:x="2.7cm" svg:y="5.1cm">
          <draw:text-box>
            <text:p>External APIs</text:p>
          </draw:text-box>
        </draw:frame>
        <draw:custom-shape draw:style-name="gr18" draw:text-style-name="P4" draw:layer="layout" svg:width="6cm" svg:height="2.7cm" svg:x="13.2cm" svg:y="1.2cm">
          <text:p text:style-name="P1">SiteDB 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cm" svg:height="2.7cm" svg:x="13.201cm" svg:y="4.5cm">
          <text:p text:style-name="P1">CondorCollector 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cm" svg:height="2.7cm" svg:x="13.176cm" svg:y="8.2cm">
          <text:p text:style-name="P1"><text:s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cm" svg:height="2.7cm" svg:x="12.825cm" svg:y="8.4cm">
          <text:p text:style-name="P1"><text:s/></text:p>
          <text:p text:style-name="P1">Schedds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7.9cm" svg:y1="5.1cm" svg:x2="13cm" svg:y2="2.7cm">
          <text:p/>
        </draw:line>
        <draw:line draw:style-name="gr20" draw:text-style-name="P4" draw:layer="layout" svg:x1="7.9cm" svg:y1="5.8cm" svg:x2="12.9cm" svg:y2="5.8cm">
          <text:p/>
        </draw:line>
        <draw:line draw:style-name="gr21" draw:text-style-name="P4" draw:layer="layout" svg:x1="7.9cm" svg:y1="6.6cm" svg:x2="13.3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59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2:23:58.578323534</meta:creation-date>
    <dc:date>2017-11-14T03:18:59.522257199</dc:date>
    <meta:editing-duration>PT44M42S</meta:editing-duration>
    <meta:editing-cycles>17</meta:editing-cycles>
    <meta:generator>LibreOffice/5.2.7.2$Linux_X86_64 LibreOffice_project/20m0$Build-2</meta:generator>
    <meta:document-statistic meta:object-count="30"/>
  </office:meta>
</office:document-meta>
</file>